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H Sarabun New" fo:font-size="26pt" officeooo:rsid="0000923b" officeooo:paragraph-rsid="0000923b" style:font-size-asian="26pt" style:font-name-complex="TH Sarabun New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TH Sarabun New" fo:font-size="26pt" officeooo:rsid="0000923b" officeooo:paragraph-rsid="0000923b" style:font-size-asian="26pt" style:font-name-complex="TH Sarabun New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TH Sarabun New" fo:font-size="26pt" fo:font-weight="bold" officeooo:rsid="0000923b" officeooo:paragraph-rsid="0000923b" style:font-size-asian="26pt" style:font-weight-asian="bold" style:font-name-complex="TH Sarabun New" style:font-size-complex="2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H Sarabun New" fo:font-size="16pt" officeooo:rsid="0000923b" officeooo:paragraph-rsid="0000923b" style:font-size-asian="16pt" style:font-name-complex="TH Sarabun New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TH Sarabun New" fo:font-size="18pt" fo:font-weight="bold" officeooo:rsid="0000923b" officeooo:paragraph-rsid="0001db80" style:font-size-asian="18pt" style:font-weight-asian="bold" style:font-name-complex="TH Sarabun New" style:font-size-complex="18pt" style:font-weight-complex="bold"/>
    </style:style>
    <style:style style:name="T1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บทที่ 4 การพัฒนาโปรแกรม</text:p>
      <text:p text:style-name="P1"/>
      <text:p text:style-name="P2"><text:tab/><text:span text:style-name="T1">การสร้างแอพพลิเคชันพูดสื่อใจ แบ่งเป็นส่วนสำคัญ 3 ส่วน ดังนี้</text:span></text:p>
      <text:p text:style-name="P2"><text:span text:style-name="T1">4.1 การพัฒนาแอพพลิเคชันพูดแทนผู้ใช้</text:span></text:p>
      <text:p text:style-name="P2"><text:span text:style-name="T1">4.2 การพัฒนาแอพพลิเคชันแปลงเสียงเป็นข้อความ</text:span></text:p>
      <text:p text:style-name="P2"><text:span text:style-name="T1">4.3 การพัฒนาส่วนเก็บข้อมูลของสัญลักษณ์</text:span></text:p>
      <text:p text:style-name="P4">ซึ่งจะอธิบายถึงการทำงานในแต่ละส่วนของแอพพลิเคชันพูดสื่อใจ ดังต่อไปนี้</text:p>
      <text:p text:style-name="P4"/>
      <text:p text:style-name="P5">4.1 การพัฒนาแอพพลิเคชันพูดแทนผู้ใช้</text:p>
      <text:p text:style-name="P5">4.2 การพัฒนาแอพพลิเคชันแปลงเสียงเป็นข้อความ</text:p>
      <text:p text:style-name="P5">4.3 การพัฒนาส่วนเก็บข้อมูลของสัญลักษณ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9:31:17.010933740</meta:creation-date>
    <dc:date>2017-06-19T19:39:43.286215675</dc:date>
    <meta:editing-duration>PT4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285" meta:character-count="309" meta:non-whitespace-character-count="297"/>
  </office:meta>
</office:document-meta>
</file>